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officeooo:rsid="0009a5c3" officeooo:paragraph-rsid="0009a5c3"/>
    </style:style>
    <style:style style:name="P2" style:family="paragraph" style:parent-style-name="Preformatted_20_Text">
      <style:paragraph-properties fo:text-align="center" style:justify-single-word="false"/>
      <style:text-properties officeooo:rsid="000a8546" officeooo:paragraph-rsid="000a8546"/>
    </style:style>
    <style:style style:name="P3" style:family="paragraph" style:parent-style-name="Preformatted_20_Text">
      <style:paragraph-properties fo:text-align="start" style:justify-single-word="false"/>
      <style:text-properties officeooo:rsid="000b1e89" officeooo:paragraph-rsid="000b1e89"/>
    </style:style>
    <style:style style:name="P4" style:family="paragraph" style:parent-style-name="Preformatted_20_Text">
      <style:paragraph-properties fo:text-align="start" style:justify-single-word="false"/>
      <style:text-properties officeooo:rsid="000b1e89" officeooo:paragraph-rsid="000e3a68"/>
    </style:style>
    <style:style style:name="P5" style:family="paragraph" style:parent-style-name="Preformatted_20_Text">
      <style:paragraph-properties fo:text-align="start" style:justify-single-word="false"/>
      <style:text-properties officeooo:rsid="000b4a4e" officeooo:paragraph-rsid="000b4a4e"/>
    </style:style>
    <style:style style:name="P6" style:family="paragraph" style:parent-style-name="Preformatted_20_Text">
      <style:paragraph-properties fo:text-align="start" style:justify-single-word="false"/>
      <style:text-properties officeooo:rsid="000cf127" officeooo:paragraph-rsid="000cf127"/>
    </style:style>
    <style:style style:name="P7" style:family="paragraph" style:parent-style-name="Preformatted_20_Text">
      <style:paragraph-properties fo:text-align="start" style:justify-single-word="false"/>
      <style:text-properties officeooo:rsid="001014c7" officeooo:paragraph-rsid="001014c7"/>
    </style:style>
    <style:style style:name="P8" style:family="paragraph" style:parent-style-name="Preformatted_20_Text">
      <style:paragraph-properties fo:text-align="start" style:justify-single-word="false"/>
      <style:text-properties officeooo:rsid="001390ad" officeooo:paragraph-rsid="001014c7"/>
    </style:style>
    <style:style style:name="P9" style:family="paragraph" style:parent-style-name="Preformatted_20_Text">
      <style:paragraph-properties fo:text-align="start" style:justify-single-word="false"/>
      <style:text-properties officeooo:rsid="001390ad" officeooo:paragraph-rsid="001390ad"/>
    </style:style>
    <style:style style:name="P10" style:family="paragraph" style:parent-style-name="Preformatted_20_Text">
      <style:paragraph-properties fo:text-align="start" style:justify-single-word="false"/>
      <style:text-properties officeooo:rsid="00156658" officeooo:paragraph-rsid="00156658"/>
    </style:style>
    <style:style style:name="P11" style:family="paragraph" style:parent-style-name="Preformatted_20_Text">
      <style:paragraph-properties fo:text-align="start" style:justify-single-word="false"/>
      <style:text-properties officeooo:rsid="001764d5" officeooo:paragraph-rsid="001764d5"/>
    </style:style>
    <style:style style:name="P12" style:family="paragraph" style:parent-style-name="Preformatted_20_Text">
      <style:paragraph-properties fo:text-align="start" style:justify-single-word="false"/>
      <style:text-properties officeooo:rsid="00192d67" officeooo:paragraph-rsid="00192d67"/>
    </style:style>
    <style:style style:name="P13" style:family="paragraph" style:parent-style-name="Preformatted_20_Text">
      <style:paragraph-properties fo:text-align="start" style:justify-single-word="false"/>
      <style:text-properties officeooo:rsid="001a7c95" officeooo:paragraph-rsid="001a7c95"/>
    </style:style>
    <style:style style:name="P14" style:family="paragraph" style:parent-style-name="Preformatted_20_Text">
      <style:paragraph-properties fo:text-align="start" style:justify-single-word="false"/>
      <style:text-properties officeooo:rsid="001b7f11" officeooo:paragraph-rsid="001b7f11"/>
    </style:style>
    <style:style style:name="P15" style:family="paragraph" style:parent-style-name="Preformatted_20_Text">
      <style:paragraph-properties fo:text-align="start" style:justify-single-word="false"/>
      <style:text-properties officeooo:rsid="001cd03e" officeooo:paragraph-rsid="001cd03e"/>
    </style:style>
    <style:style style:name="P16" style:family="paragraph" style:parent-style-name="Preformatted_20_Text">
      <style:paragraph-properties fo:text-align="start" style:justify-single-word="false"/>
      <style:text-properties officeooo:rsid="001ded9b" officeooo:paragraph-rsid="001ded9b"/>
    </style:style>
    <style:style style:name="P17" style:family="paragraph" style:parent-style-name="Preformatted_20_Text">
      <style:paragraph-properties fo:text-align="start" style:justify-single-word="false"/>
      <style:text-properties officeooo:rsid="001fbf2a" officeooo:paragraph-rsid="001fbf2a"/>
    </style:style>
    <style:style style:name="P18" style:family="paragraph" style:parent-style-name="Preformatted_20_Text">
      <style:paragraph-properties fo:text-align="start" style:justify-single-word="false"/>
      <style:text-properties officeooo:rsid="00200eb1" officeooo:paragraph-rsid="00200eb1"/>
    </style:style>
    <style:style style:name="P19" style:family="paragraph" style:parent-style-name="Preformatted_20_Text">
      <style:paragraph-properties fo:text-align="center" style:justify-single-word="false"/>
      <style:text-properties officeooo:rsid="00200eb1" officeooo:paragraph-rsid="00200eb1"/>
    </style:style>
    <style:style style:name="P20" style:family="paragraph" style:parent-style-name="Preformatted_20_Text">
      <style:paragraph-properties fo:text-align="start" style:justify-single-word="false"/>
      <style:text-properties officeooo:rsid="0021fa9e" officeooo:paragraph-rsid="0021fa9e"/>
    </style:style>
    <style:style style:name="P21" style:family="paragraph" style:parent-style-name="Preformatted_20_Text">
      <style:paragraph-properties fo:text-align="center" style:justify-single-word="false"/>
      <style:text-properties officeooo:rsid="0021fa9e" officeooo:paragraph-rsid="0021fa9e"/>
    </style:style>
    <style:style style:name="P22" style:family="paragraph" style:parent-style-name="Preformatted_20_Text">
      <style:paragraph-properties fo:text-align="start" style:justify-single-word="false"/>
      <style:text-properties officeooo:rsid="00229ed1" officeooo:paragraph-rsid="00229ed1"/>
    </style:style>
    <style:style style:name="P23" style:family="paragraph" style:parent-style-name="Preformatted_20_Text">
      <style:paragraph-properties fo:text-align="center" style:justify-single-word="false"/>
      <style:text-properties officeooo:rsid="00229ed1" officeooo:paragraph-rsid="00229ed1"/>
    </style:style>
    <style:style style:name="P24" style:family="paragraph" style:parent-style-name="Preformatted_20_Text">
      <style:paragraph-properties fo:text-align="start" style:justify-single-word="false"/>
      <style:text-properties officeooo:rsid="0024fd75" officeooo:paragraph-rsid="0024fd75"/>
    </style:style>
    <style:style style:name="P25" style:family="paragraph" style:parent-style-name="Preformatted_20_Text">
      <style:paragraph-properties fo:text-align="start" style:justify-single-word="false"/>
      <style:text-properties officeooo:rsid="0026d98f" officeooo:paragraph-rsid="0026d98f"/>
    </style:style>
    <style:style style:name="P26" style:family="paragraph" style:parent-style-name="Preformatted_20_Text">
      <style:paragraph-properties fo:text-align="center" style:justify-single-word="false"/>
      <style:text-properties officeooo:rsid="0026d98f" officeooo:paragraph-rsid="0026d98f"/>
    </style:style>
    <style:style style:name="P27" style:family="paragraph" style:parent-style-name="Preformatted_20_Text">
      <style:paragraph-properties fo:text-align="center" style:justify-single-word="false"/>
      <style:text-properties officeooo:rsid="00287b27" officeooo:paragraph-rsid="00287b27"/>
    </style:style>
    <style:style style:name="P28" style:family="paragraph" style:parent-style-name="Preformatted_20_Text">
      <style:paragraph-properties fo:text-align="start" style:justify-single-word="false"/>
      <style:text-properties officeooo:rsid="002a5739" officeooo:paragraph-rsid="002a5739"/>
    </style:style>
    <style:style style:name="P29" style:family="paragraph" style:parent-style-name="Preformatted_20_Text">
      <style:paragraph-properties fo:text-align="center" style:justify-single-word="false"/>
      <style:text-properties officeooo:rsid="002a5739" officeooo:paragraph-rsid="002a5739"/>
    </style:style>
    <style:style style:name="P30" style:family="paragraph" style:parent-style-name="Preformatted_20_Text">
      <style:paragraph-properties fo:text-align="start" style:justify-single-word="false"/>
      <style:text-properties officeooo:rsid="002be6c0" officeooo:paragraph-rsid="002be6c0"/>
    </style:style>
    <style:style style:name="P31" style:family="paragraph" style:parent-style-name="Preformatted_20_Text">
      <style:paragraph-properties fo:text-align="center" style:justify-single-word="false"/>
      <style:text-properties officeooo:rsid="002dc315" officeooo:paragraph-rsid="002dc315"/>
    </style:style>
    <style:style style:name="P32" style:family="paragraph" style:parent-style-name="Preformatted_20_Text">
      <style:paragraph-properties fo:text-align="start" style:justify-single-word="false"/>
      <style:text-properties officeooo:rsid="0031f3a7" officeooo:paragraph-rsid="0031f3a7"/>
    </style:style>
    <style:style style:name="P33" style:family="paragraph" style:parent-style-name="Preformatted_20_Text">
      <style:paragraph-properties fo:text-align="center" style:justify-single-word="false"/>
      <style:text-properties officeooo:rsid="0032feb9" officeooo:paragraph-rsid="0032feb9"/>
    </style:style>
    <style:style style:name="T1" style:family="text">
      <style:text-properties officeooo:rsid="000b167a"/>
    </style:style>
    <style:style style:name="T2" style:family="text">
      <style:text-properties officeooo:rsid="000b4a4e"/>
    </style:style>
    <style:style style:name="T3" style:family="text">
      <style:text-properties officeooo:rsid="000d38a6"/>
    </style:style>
    <style:style style:name="T4" style:family="text">
      <style:text-properties officeooo:rsid="000e3a68"/>
    </style:style>
    <style:style style:name="T5" style:family="text">
      <style:text-properties officeooo:rsid="001115f2"/>
    </style:style>
    <style:style style:name="T6" style:family="text">
      <style:text-properties officeooo:rsid="0015abf7"/>
    </style:style>
    <style:style style:name="T7" style:family="text">
      <style:text-properties officeooo:rsid="0016c47e"/>
    </style:style>
    <style:style style:name="T8" style:family="text">
      <style:text-properties officeooo:rsid="001a7c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ilab – <text:span text:style-name="T1">Simplicidade desenvolvendo programas com base matemática</text:span></text:p>
      <text:p text:style-name="P2"/>
      <text:p text:style-name="P1">Gustavo <text:span text:style-name="T1">Sanchez</text:span></text:p>
      <text:p text:style-name="P1"/>
      <text:p text:style-name="P4">Scilab<text:span text:style-name="T4">(Scientific Laboratory)</text:span>: <text:span text:style-name="T2">cálculos cientificos;</text:span></text:p>
      <text:p text:style-name="P3"/>
      <text:p text:style-name="P5">Possui muitas bibliotecas como geometria, algebra linear, cálculo numérico, otimizações matemáticas. </text:p>
      <text:p text:style-name="P5"/>
      <text:p text:style-name="P6">Linguagem de alto nível, <text:s/><text:span text:style-name="T3">sendo interpretada. Resultados podem ser divulgados sem nenhuma restrição. </text:span></text:p>
      <text:p text:style-name="P6"/>
      <text:p text:style-name="P7">Operações básicas funcionam sem complexidade alguma. <text:span text:style-name="T5">Para não mostrar o valor na tela, basta colocar o ponto e virgula no final da linha;</text:span></text:p>
      <text:p text:style-name="P8"/>
      <text:p text:style-name="P9"/>
      <text:p text:style-name="P9">Exemplo cubo: </text:p>
      <text:p text:style-name="P9"/>
      <text:p text:style-name="P9">a = 4</text:p>
      <text:p text:style-name="P9">b = 2</text:p>
      <text:p text:style-name="P9">c = 1</text:p>
      <text:p text:style-name="P9"/>
      <text:p text:style-name="P9">V= a*b*c</text:p>
      <text:p text:style-name="P9"/>
      <text:p text:style-name="P9">A= 2*a*b+ 2*a*c+ 2*b*c</text:p>
      <text:p text:style-name="P9"/>
      <text:p text:style-name="P9">Exemplo juro simples:</text:p>
      <text:p text:style-name="P9"/>
      <text:p text:style-name="P10">n = 10;</text:p>
      <text:p text:style-name="P10">juros_mes = 0,8;</text:p>
      <text:p text:style-name="P10">juros_simples = n*juros_mes</text:p>
      <text:p text:style-name="P10">juros_composto = <text:span text:style-name="T6">(</text:span>(1+juros_mes)/<text:span text:style-name="T6">100)</text:span> ^ n</text:p>
      <text:p text:style-name="P10"/>
      <text:p text:style-name="P10">“%”<text:span text:style-name="T7"> = define o menor valor possível da variavel</text:span></text:p>
      <text:p text:style-name="P10"/>
      <text:p text:style-name="P11">fix = remove a virgula do numero;</text:p>
      <text:p text:style-name="P11">int = deixa o valor inteiro;</text:p>
      <text:p text:style-name="P12">floor = <text:span text:style-name="T8">baixa o valor(arredonda para baixo);</text:span></text:p>
      <text:p text:style-name="P13">round = aumenta o valor(arredonda para cima);</text:p>
      <text:p text:style-name="P13"/>
      <text:p text:style-name="P14">format = define a quantidade de valores que serão mostrados na tela.Exemplo(format(8)- uma posição para sinal, uma para pontos e o restando para numeros)</text:p>
      <text:p text:style-name="P14"/>
      <text:p text:style-name="P15">Vetor coluna: <text:bookmark-start text:name="__DdeLink__3_1656349494"/>vet = [1;2;3]<text:bookmark-end text:name="__DdeLink__3_1656349494"/></text:p>
      <text:p text:style-name="P15"/>
      <text:p text:style-name="P15">Vetor linha: <text:bookmark-start text:name="__DdeLink__3_16563494943"/>vet = [1 2 3]<text:bookmark-end text:name="__DdeLink__3_16563494943"/></text:p>
      <text:p text:style-name="P15"/>
      <text:p text:style-name="P16">Size: mostra o tamanho do vetor(colunas e linhas)</text:p>
      <text:p text:style-name="P16"/>
      <text:p text:style-name="P17">Ordenando vetores: gsort(vetor)</text:p>
      <text:p text:style-name="P17"/>
      <text:p text:style-name="P18">Criando matrizes</text:p>
      <text:p text:style-name="P18"/>
      <text:p text:style-name="P19">vetor_coluna = [1;2;3]</text:p>
      <text:p text:style-name="P19">vetor_linha <text:s/>= [1 2 3]</text:p>
      <text:p text:style-name="P18"/>
      <text:p text:style-name="P18">Mostrando grafico</text:p>
      <text:p text:style-name="P18"/>
      <text:p text:style-name="P19">plot[vetor_coluna, vetor_linha]</text:p>
      <text:p text:style-name="P18"/>
      <text:p text:style-name="P20"/>
      <text:p text:style-name="P20"/>
      <text:p text:style-name="P20"/>
      <text:p text:style-name="P20"><text:soft-page-break/>Mostrando legenda</text:p>
      <text:p text:style-name="P20"/>
      <text:p text:style-name="P21"><text:tab/>xtitle(“nomedografico”, “exemplox”, “exemploy”)</text:p>
      <text:p text:style-name="P20"/>
      <text:p text:style-name="P20">Comentando valores no grafico</text:p>
      <text:p text:style-name="P20"/>
      <text:p text:style-name="P21"><text:tab/>legend(“Faturamento”)</text:p>
      <text:p text:style-name="P20"/>
      <text:p text:style-name="P22">Mostrando valores em forma de pizza</text:p>
      <text:p text:style-name="P22"/>
      <text:p text:style-name="P23"><text:tab/>pie(x,y)</text:p>
      <text:p text:style-name="P22"/>
      <text:p text:style-name="P22"/>
      <text:p text:style-name="P24">Criando matrizes</text:p>
      <text:p text:style-name="P24"/>
      <text:p text:style-name="P26"><text:bookmark-start text:name="__DdeLink__8_1656349494"/>A = [1 2 3; 4 5 6]<text:bookmark-end text:name="__DdeLink__8_1656349494"/></text:p>
      <text:p text:style-name="P26"/>
      <text:p text:style-name="P26">ou</text:p>
      <text:p text:style-name="P26"/>
      <text:p text:style-name="P27">matriz </text:p>
      <text:p text:style-name="P27">[</text:p>
      <text:p text:style-name="P27">1 2 3</text:p>
      <text:p text:style-name="P27">4 5 6</text:p>
      <text:p text:style-name="P27">5 6 7</text:p>
      <text:p text:style-name="P27">]</text:p>
      <text:p text:style-name="P27"/>
      <text:p text:style-name="P27"/>
      <text:p text:style-name="P28">Calculando determinante</text:p>
      <text:p text:style-name="P28"/>
      <text:p text:style-name="P29">eye(3,3)</text:p>
      <text:p text:style-name="P29"/>
      <text:p text:style-name="P29">det(ans)</text:p>
      <text:p text:style-name="P29"/>
      <text:p text:style-name="P29"/>
      <text:p text:style-name="P30">Somando valores matriz</text:p>
      <text:p text:style-name="P30"/>
      <text:p text:style-name="P31">A = [1 2 3; 4 5 6]</text:p>
      <text:p text:style-name="P31"/>
      <text:p text:style-name="P31">sum(A)</text:p>
      <text:p text:style-name="P31"/>
      <text:p text:style-name="P31"/>
      <text:p text:style-name="P32">Acessando elementos</text:p>
      <text:p text:style-name="P32"/>
      <text:p text:style-name="P33">V(2:3) – intervalo</text:p>
      <text:p text:style-name="P33"/>
      <text:p text:style-name="P33">v(1:2:5) – valores impares</text:p>
      <text:p text:style-name="P27"/>
      <text:p text:style-name="P25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_64 LibreOffice_project/40$Build-2</meta:generator>
    <dc:date>2015-11-05T22:36:25.896364274</dc:date>
    <dc:creator>Lenon Ricardo</dc:creator>
    <meta:editing-duration>PT2H36M10S</meta:editing-duration>
    <meta:editing-cycles>41</meta:editing-cycles>
    <meta:document-statistic meta:table-count="0" meta:image-count="0" meta:object-count="0" meta:page-count="2" meta:paragraph-count="56" meta:word-count="254" meta:character-count="1600" meta:non-whitespace-character-count="1390"/>
  </office:meta>
</office:document-meta>
</file>